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8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10" style:family="paragraph" style:parent-style-name="Standard" style:list-style-name="L2" style:master-page-name="">
      <style:paragraph-properties fo:line-height="0.4cm" fo:text-align="start" style:justify-single-word="false" style:page-number="auto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rédients :</text:p>
      <text:p text:style-name="P4"><text:s text:c="2"/></text:p>
      <text:p text:style-name="P4"/>
      <text:list xml:id="list888552603640602851" text:style-name="L1">
        <text:list-item>
          <text:p text:style-name="P6">2 pâtes feuilletées</text:p>
        </text:list-item>
        <text:list-item>
          <text:p text:style-name="P6">15g de morilles séchées</text:p>
        </text:list-item>
        <text:list-item>
          <text:p text:style-name="P6">100g eau chaude</text:p>
        </text:list-item>
        <text:list-item>
          <text:p text:style-name="P6">50g farine</text:p>
        </text:list-item>
        <text:list-item>
          <text:p text:style-name="P6">50g beurre</text:p>
        </text:list-item>
        <text:list-item>
          <text:p text:style-name="P6">200g champignons de Paris</text:p>
        </text:list-item>
        <text:list-item>
          <text:p text:style-name="P6">100g à 150g de blanc de poulet</text:p>
        </text:list-item>
        <text:list-item>
          <text:p text:style-name="P6">250g de crème</text:p>
        </text:list-item>
        <text:list-item>
          <text:p text:style-name="P6">1 œuf</text:p>
        </text:list-item>
        <text:list-item>
          <text:p text:style-name="P6">sel, poivre</text:p>
          <text:p text:style-name="P7"/>
          <text:p text:style-name="P6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>Étapes :</text:p>
      <text:p text:style-name="P2"/>
      <text:list xml:id="list1651063757227071328" text:style-name="L2">
        <text:list-item>
          <text:p text:style-name="P10">Faire tremper les morilles dans l'eau chaude.</text:p>
          <text:p text:style-name="P9"/>
        </text:list-item>
        <text:list-item>
          <text:p text:style-name="P9">Faire un roux blanc avec le beurre et la farine, puis laisser refroidir. </text:p>
          <text:p text:style-name="P9"/>
        </text:list-item>
        <text:list-item>
          <text:p text:style-name="P9">Couper et faire suer les champignons. Ajouter la crème, le blanc de poulet découpé, les morilles, et l'eau de trempage des morilles. Mijoter pendant une dizaine de minutes. </text:p>
          <text:p text:style-name="P9"/>
        </text:list-item>
        <text:list-item>
          <text:p text:style-name="P9">Verser le roux dans la préparation, qui doit finir par avoir une consistance plutôt épaisse. Saler, poivrer, puis filmer au contact, avant de laisser refroidir. </text:p>
          <text:p text:style-name="P9"/>
        </text:list-item>
        <text:list-item>
          <text:p text:style-name="P9">Une fois refroidie, étaler la préparation au centre d'une pâte feuilletée, et refermer avec la deuxième pâte feuilletée.</text:p>
          <text:p text:style-name="P9"/>
        </text:list-item>
        <text:list-item>
          <text:p text:style-name="P9">Battre l’œuf dans un bol, et dorer la tourte avec un pinceau. Décorer la tourte avec le dos d'une fourchette. </text:p>
          <text:p text:style-name="P9"/>
        </text:list-item>
        <text:list-item>
          <text:p text:style-name="P9">Faire cuire la tourte vers le bas d'un four bien chaud, à 220°C. La chauffe doit se faire par le bas et le haut. 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Tourte aux Morill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5-04-03T17:20:50.77</dc:date>
    <dc:creator>Aurélien Lecerf</dc:creator>
    <meta:editing-duration>PT7H30M39S</meta:editing-duration>
    <meta:editing-cycles>14</meta:editing-cycles>
    <meta:generator>OpenOffice/4.1.10$Win32 OpenOffice.org_project/4110m2$Build-9807</meta:generator>
    <meta:document-statistic meta:table-count="0" meta:image-count="0" meta:object-count="0" meta:page-count="1" meta:paragraph-count="21" meta:word-count="191" meta:character-count="1022"/>
  </office:meta>
</office:document-meta>
</file>